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entary Game 1:</text:h>
      <text:list xml:id="list2955447304121260101" text:style-name="L1">
        <text:list-item>
          <text:p text:style-name="P2">Faire attention au nombre de dons adverses pour les effet de nos cartes viollettes.</text:p>
        </text:list-item>
        <text:list-item>
          <text:p text:style-name="P2">Faire attention au nombre de cartes en mains pour Reiju violet: Sur le tour de Judge on doit avoir 7 cartes en main!</text:p>
          <text:list>
            <text:list-item>
              <text:p text:style-name="P2">Judge -1 = 6</text:p>
            </text:list-item>
            <text:list-item>
              <text:p text:style-name="P2">Effet discard 2 = 4</text:p>
            </text:list-item>
            <text:list-item>
              <text:p text:style-name="P2">Effet lead = 5.</text:p>
            </text:list-item>
          </text:list>
        </text:list-item>
        <text:list-item>
          <text:p text:style-name="P2">Menacer Porche +Ichiji en early/mid pour forcer l'adversaire à défendre des attaques qu'il ne veut pas défendre!!</text:p>
        </text:list-item>
        <text:list-item>
          <text:p text:style-name="P2">Jouer autour de Luna: Garder notre deuxième Ichiji, Porche Reiju actifs en late peux être plus rentable que de forcer l'adversaire à défendre avec un 2k.</text:p>
          <text:p text:style-name="P2"/>
        </text:list-item>
      </text:list>
      <text:p text:style-name="P3">Go second.</text:p>
      <text:p text:style-name="Standard"/>
      <text:p text:style-name="Standard"><text:span text:style-name="T1">1 Don:</text:span> Nami tuto Zorojouro</text:p>
      <text:p text:style-name="P4">2 Don: <text:span text:style-name="T2">Little Reiju effet pour draw 3.</text:span></text:p>
      <text:p text:style-name="P4"><text:span text:style-name="T2"><text:tab/>Je draw Judge et j'ai chopper + blue reiju en main pour me mettre en curve judge. Ce sera mon objectif cette partie!</text:span></text:p>
      <text:p text:style-name="P4">3 Don: <text:span text:style-name="T2">5k 5k (Défendu avec cosette puis pris)</text:span></text:p>
      <text:p text:style-name="P4"><text:span text:style-name="T2"><text:tab/>Je pense que je dois défendre lavec Reiju que je ne vais jouer dans la curve.</text:span></text:p>
      <text:p text:style-name="P4">4 Don (3): <text:span text:style-name="T2">Chopper et 2 attaques pour me mettre à 6 Dons!</text:span></text:p>
      <text:p text:style-name="P4"><text:span text:style-name="T2"><text:tab/>Il défend la première attaque à 5 avec un 2k. </text:span></text:p>
      <text:p text:style-name="P4"><text:span text:style-name="T2"><text:tab/>Je dois continuer à taper à 5 sur ce tour quuitte à laisser un don actif pour menacer Porche + Ichiji sachant qu'il dit clairement qu'il n'a pas envie de défendre avec un 1k.</text:span></text:p>
      <text:p text:style-name="P4"><text:span text:style-name="T2"><text:tab/>Laisser la vie a mon adversaire est aussi une option ici.</text:span></text:p>
      <text:p text:style-name="P4">5 Don: <text:span text:style-name="T2">Zorojouro + Merry + 5k sur Reiju défendu avec la Reiju en main.</text:span></text:p>
      <text:p text:style-name="P4">6 Don: <text:span text:style-name="T2">Blue Reiju tuto Sanji qui tuto Ichiji la pièce manquante je tape à 5 et 6.</text:span></text:p>
      <text:p text:style-name="P4"><text:span text:style-name="T2"/></text:p>
      <text:p text:style-name="P4"><text:span text:style-name="T2">C'est à partir de là que je suis stupide.</text:span></text:p>
      <text:p text:style-name="P4">7 Don:</text:p>
      <text:p text:style-name="P4"><text:span text:style-name="T2">Il fait Luffytarou + Sanpu Effet lead</text:span></text:p>
      <text:p text:style-name="P4"><text:span text:style-name="T2">Il a donc 5 dons sur le board dont 3 actifs. J'ai 7 en main.</text:span></text:p>
      <text:p text:style-name="P4"><text:span text:style-name="T2">Il tape à 6 ma Reiju je block...</text:span></text:p>
      <text:p text:style-name="P4"><text:span text:style-name="T2">Ici je dois défendre avec un 2k. </text:span></text:p>
      <text:p text:style-name="P4"><text:span text:style-name="T2">Je passe alors à 6 en main soit 7 requis pour faire Reiju sous Judge.</text:span></text:p>
      <text:p text:style-name="P4"><text:span text:style-name="T2">L'attaque à 7 sur Reiju passe alors ici c'est normal mais j'ai pris le rique qu'il ignore ma reiju et mette 7k tête.</text:span></text:p>
      <text:p text:style-name="P4"><text:span text:style-name="T2"><text:line-break/>Après la défense avec un 2k je dois bloquer si il tape tête laisser mourir Reiju sinon.</text:span></text:p>
      <text:p text:style-name="P4"><text:span text:style-name="T2"/></text:p>
      <text:p text:style-name="P4"><text:span text:style-name="T2">Il fait des tutos avec ses derniers dons.</text:span></text:p>
      <text:p text:style-name="P4"><text:span text:style-name="T2"/></text:p>
      <text:p text:style-name="P4">8 Don: <text:span text:style-name="T3">C'est le tour de Judge et du coup j'ai une carte en trop mais en plus je capte pas que je dois faire un don -1 avant d'avoir l'effet de mes cartes!</text:span></text:p>
      <text:p text:style-name="P4"><text:span text:style-name="T3">8 – 1 Judge spé -1 bébé = 6 &gt; 5...</text:span></text:p>
      <text:p text:style-name="P4"><text:span text:style-name="T3">Dans mon cas je n'ai pas l'effet de Reiju actif donc je dois evolve ma Reiju avant Ichiji pour avoir l'effet normal.</text:span></text:p>
      <text:p text:style-name="P4"><text:span text:style-name="T3"/></text:p>
      <text:p text:style-name="P4"><text:span text:style-name="T3">Dans le cas normal:</text:span></text:p>
      <text:p text:style-name="P4"><text:span text:style-name="T3">Je fais l'effet de Judge pour rest un don </text:span></text:p>
      <text:p text:style-name="P4"><text:span text:style-name="T3">Puis Ichiji je vais trade le zoro.</text:span></text:p>
      <text:p text:style-name="P4"><text:soft-page-break/><text:span text:style-name="T3">Je fais Reiju pour Draw</text:span></text:p>
      <text:p text:style-name="P4"><text:span text:style-name="T3">Je vais tete avec le Ichiji</text:span></text:p>
      <text:p text:style-name="P4"><text:span text:style-name="T3">(Attention à Luna sur ces tours)</text:span></text:p>
      <text:p text:style-name="P4"><text:span text:style-name="T3">Cela me fait terminer à 4 dons = Parfait!!!</text:span></text:p>
      <text:p text:style-name="P4"><text:span text:style-name="T3">Cela empèche les effets des Luffys 6.</text:span></text:p>
      <text:p text:style-name="P4"><text:span text:style-name="T3"/></text:p>
      <text:p text:style-name="P4"><text:span text:style-name="T3">En plus j'ai de quoi faire 2 don-1 prochain tour pour loop cet état un tour de plus (bébé + judge ou 2 bébé ou porche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2"/></text:p>
      <text:p text:style-name="P4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9S</meta:editing-duration>
    <meta:editing-cycles>5</meta:editing-cycles>
    <meta:generator>OpenOffice/4.1.15$Win32 OpenOffice.org_project/4115m2$Build-9813</meta:generator>
    <dc:date>2025-07-09T20:02:29.50</dc:date>
    <dc:creator>Clément Tassa</dc:creator>
    <meta:document-statistic meta:table-count="0" meta:image-count="0" meta:object-count="0" meta:page-count="2" meta:paragraph-count="42" meta:word-count="524" meta:character-count="2547"/>
    <meta:user-defined meta:name="Info 1"/>
    <meta:user-defined meta:name="Info 2"/>
    <meta:user-defined meta:name="Info 3"/>
    <meta:user-defined meta:name="Info 4"/>
  </office:meta>
</office:document-meta>
</file>